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45e" officeooo:paragraph-rsid="000a045e"/>
    </style:style>
    <style:style style:name="P2" style:family="paragraph" style:parent-style-name="Standard">
      <style:text-properties officeooo:rsid="000a3feb" officeooo:paragraph-rsid="000a3feb"/>
    </style:style>
    <style:style style:name="P3" style:family="paragraph" style:parent-style-name="Standard">
      <style:text-properties officeooo:rsid="000b6815" officeooo:paragraph-rsid="000b6815"/>
    </style:style>
    <style:style style:name="T1" style:family="text">
      <style:text-properties officeooo:rsid="000a3f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3feb" style:font-weight-asian="bold" style:font-weight-complex="bold"/>
    </style:style>
    <style:style style:name="T4" style:family="text">
      <style:text-properties fo:font-weight="bold" officeooo:rsid="000c95d3" style:font-weight-asian="bold" style:font-weight-complex="bold"/>
    </style:style>
    <style:style style:name="T5" style:family="text">
      <style:text-properties officeooo:rsid="000e26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os d<text:span text:style-name="T5">e hardware</text:span></text:p>
      <text:p text:style-name="P1"/>
      <text:p text:style-name="P1"><text:span text:style-name="T2">Sistema Operacional: </text:span><text:span text:style-name="T1">Windows 7 ou superior, Linux Ubuntu.</text:span></text:p>
      <text:p text:style-name="P1"><text:span text:style-name="T2">Processador:</text:span> Processador de 1 gigahertz(GHz) ou superior.</text:p>
      <text:p text:style-name="P1"><text:span text:style-name="T2">RAM:</text:span> <text:span text:style-name="T1">4</text:span> gigabyte (GB) para 64 bits.</text:p>
      <text:p text:style-name="P1"><text:span text:style-name="T2">Espaço </text:span><text:span text:style-name="T3">livre </text:span><text:span text:style-name="T2">em disco rígido: </text:span><text:span text:style-name="T4">5</text:span>00mb.</text:p>
      <text:p text:style-name="P2"><text:span text:style-name="T2">JRE </text:span>(Java Runtime Environment) 8 ou superior.</text:p>
      <text:p text:style-name="P3"><text:span text:style-name="T2">Banco de dados MySQL </text:span>previamente configurad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20:11:17.531621953</meta:creation-date>
    <dc:date>2019-12-09T20:52:58.760063262</dc:date>
    <meta:editing-duration>PT41M40S</meta:editing-duration>
    <meta:editing-cycles>5</meta:editing-cycles>
    <meta:generator>LibreOffice/6.2.4.2$Linux_X86_64 LibreOffice_project/20$Build-2</meta:generator>
    <meta:document-statistic meta:table-count="0" meta:image-count="0" meta:object-count="0" meta:page-count="1" meta:paragraph-count="7" meta:word-count="44" meta:character-count="296" meta:non-whitespace-character-count="259"/>
  </office:meta>
</office:document-meta>
</file>